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4.67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70.91mm"/>
    </style:style>
    <style:style style:name="co4" style:family="table-column">
      <style:table-column-properties fo:break-before="auto" style:column-width="23.2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99ff66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92d050"/>
    </style:style>
  </office:automatic-styles>
  <office:body>
    <office:spreadsheet>
      <table:calculation-settings table:automatic-find-labels="false" table:use-regular-expressions="false"/>
      <table:table table:name="Blad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020" table:default-cell-style-name="ce1"/>
        <table:table-row table:style-name="ro1">
          <table:table-cell table:style-name="ce2" office:value-type="string" calcext:value-type="string">
            <text:p>setup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enerate (temporary) work directory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py mzML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nvert mzXML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et/disable cache fil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feature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est all feature finders --&gt; simply compare to referenc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h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featureGrou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ort csv feature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mpare all algos to ref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h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est subsetting: # rows/cols, drop?, empty, wrong inpu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expor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roupTable: check rows/columns with/without averagin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uniqu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overl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ort?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ilter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eplicateGroupSubtrac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rofileAnalysis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gComparison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enerate comparisons with both grouping algo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ubsetting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nsensus: compare count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uniqu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MSPeakList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how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ilter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DA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formula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lgorithm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how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nsensus: show, merge various, compare thresholds/count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ilter fGroup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mpound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algorithm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sh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entifiers?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ilter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addFormulaScoring?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consensu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ilter fGroup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mponent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lgorith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onentInfo?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how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nsensu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indFGroup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creenTarget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oth features and featureGroups method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roupFeaturesScreen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ther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eport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ustering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ertMSFi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rify analysis info, empty fGroups etc</text:p>
          </table:table-cell>
          <table:table-cell table:number-columns-repeated="1023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-00-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meta:creation-date>2018-03-30T17:01:13Z</meta:creation-date>
    <dc:date>2018-04-04T22:11:05.372061085</dc:date>
    <meta:editing-cycles>22</meta:editing-cycles>
    <meta:editing-duration>PT8H33M55S</meta:editing-duration>
    <meta:document-statistic meta:table-count="1" meta:cell-count="58" meta:object-count="0"/>
  </office:meta>
</office:document-meta>
</file>